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139in" fo:margin-bottom="0.139in" fo:text-align="center" style:justify-single-word="false"/>
    </style:style>
    <style:style style:name="P2" style:family="paragraph" style:parent-style-name="Normal_20__28_Web_29_">
      <style:paragraph-properties fo:margin-top="0.139in" fo:margin-bottom="0.139in" fo:line-height="150%" fo:text-align="justify" style:justify-single-word="false"/>
    </style:style>
    <style:style style:name="P3" style:family="paragraph" style:parent-style-name="Normal_20__28_Web_29_">
      <style:paragraph-properties fo:margin-top="0.139in" fo:margin-bottom="0.139in" fo:text-align="center" style:justify-single-word="false"/>
      <style:text-properties fo:font-weight="bold" style:font-weight-asian="bold"/>
    </style:style>
    <style:style style:name="P4" style:family="paragraph" style:parent-style-name="x_5f_msonormal">
      <style:paragraph-properties fo:margin-top="0.139in" fo:margin-bottom="0.139in" style:line-height-at-least="0.1665in" fo:text-align="justify" style:justify-single-word="false"/>
    </style:style>
    <style:style style:name="P5" style:family="paragraph" style:parent-style-name="Normal_20__28_Web_29_" style:master-page-name="Standard">
      <style:paragraph-properties fo:margin-top="0.139in" fo:margin-bottom="0.139in" fo:text-align="center" style:justify-single-word="false" style:page-number="auto"/>
    </style:style>
    <style:style style:name="T1" style:family="text">
      <style:text-properties style:language-asian="et" style:country-asian="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uhendaja arvamus</text:p>
      <text:p text:style-name="P1">Irina Ivanova <text:span text:style-name="T1">bakalaureusetööle</text:span></text:p>
      <text:p text:style-name="P3">Versiooniuuenduse automatiseerimine kasutades skriptimiskeelt Bash </text:p>
      <text:p text:style-name="P1"/>
      <text:p text:style-name="P2">Irina töö eesmärk oli enda projekti versiooniuuendamise probleemile lahenduse leidmine ja selle arendamine. Töö käigus Irina viis läbi põhjalikku uurimustöö ja selle tulemusena arendas Bash skripti, mis vastab püstitatud nõutele.</text:p>
      <text:p text:style-name="P2">Lahendatav probleem on väga aktuaalne. Igas projektis mingil hetkel tekib probleem versiooniuuendamisega ja iga meeskond lahendab seda vastavalt projekti eripäradele. Irina poolt arendatud skript on projektis kasutusel ja kolleegid on sellega väga rahul. Lisaks aja kokkuhoid on märgatav, mis on arendus meeskondade jaoks väga oluline. Arendatud lahendus on ka kõikidele kättesaadav, mis lubab teistele antud lahendust kasutada ja vajadusel edasi arendada.</text:p>
      <text:p text:style-name="P2">Töö on loogiliselt ehitatud ja selgelt kirjutatud. Püstitatud eesmärgid ja lahendusele esitavad nõuded on selged. Irina töötas suuremas osas iseseisvalt ja saavutas püstitatud eesmärke, mis näitab nii programmeeris- kui ka probleemide lahendamise oskust. Seega arvan, et Irina Ivanova on teinud väga hea töö enda bakalaureusetöö kirjutamisel ja pakun hindeks A.</text:p>
      <text:p text:style-name="P4">Polina Morozova</text:p>
      <text:p text:style-name="P4">AS Nortal Senior QA Specialist</text:p>
      <text:p text:style-name="P4">12 mai 2016</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t" fo:country="E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t" style:country-asian="EE" style:font-name-complex="Times New Roman1" style:font-size-complex="12pt"/>
    </style:style>
    <style:style style:name="x_5f_msonormal" style:display-name="x_msonormal"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t" style:country-asian="EE" style:font-name-complex="Times New Roman1" style:font-size-complex="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2T21:31:41.84</meta:creation-date>
    <dc:date>2016-05-12T22:37:47</dc:date>
    <meta:editing-duration>PT20M23S</meta:editing-duration>
    <meta:editing-cycles>5</meta:editing-cycles>
    <meta:generator>OpenOffice/4.1.2$Unix OpenOffice.org_project/412m3$Build-9782</meta:generator>
    <meta:document-statistic meta:table-count="0" meta:image-count="0" meta:object-count="0" meta:page-count="1" meta:paragraph-count="9" meta:word-count="161" meta:character-count="1217"/>
  </office:meta>
</office:document-meta>
</file>